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text-properties fo:color="#4c4c4c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16" style:family="paragraph" style:parent-style-name="Heading_20_1">
      <style:text-properties style:font-name="Times New Roman" fo:font-size="14pt" style:font-size-asian="14pt" style:font-size-complex="14pt"/>
    </style:style>
    <style:style style:name="P17" style:family="paragraph" style:parent-style-name="Standard" style:list-style-name="WW8Num7"/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5"/>
    <style:style style:name="P25" style:family="paragraph" style:parent-style-name="Title" style:master-page-name="Standard">
      <style:paragraph-properties style:page-number="auto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ab/><text:tab/><text:tab/><text:tab/><text:span text:style-name="T6">Memória Virtual<text:line-break/><text:tab/><text:tab/><text:tab/>Caso de Uso: Busca Completa</text:span></text:p>
      <text:h text:style-name="P16" text:outline-level="1">Breve Descrição</text:h>
      <text:p text:style-name="P4"><text:tab/>O caso de uso Busca Completa permite a realização de pesquisa dos dados cadastrados na base de dados do sistema,ou seja a busca, exibição, revisão <text:s/>e alteração de bens,instituições e usuários cadastrados.</text:p>
      <text:h text:style-name="P16" text:outline-level="1">Breve Descrição dos Atores</text:h>
      <text:h text:style-name="P11" text:outline-level="2">Ator Primário: Administrador, Gerente, Revisor e Catalogador realizam Busca Completa, ou seja tem acesso irrestrito ao sistema.</text:h>
      <text:h text:style-name="P16" text:outline-level="1">Pré-Condições</text:h>
      <text:p text:style-name="Standard"><text:s text:c="4"/>O ator primário deve estar autenticado no Sistema. </text:p>
      <text:p text:style-name="Standard"/>
      <text:h text:style-name="P16" text:outline-level="1">Fluxo Básico de Eventos</text:h>
      <text:list xml:id="list31178518" text:style-name="WW8Num7">
        <text:list-header>
          <text:p text:style-name="P17">1. O ator primário vai até o ícone de busca avançada;</text:p>
          <text:p text:style-name="P17">2. O ator primário digita as palavras a serem pesquisadas;</text:p>
          <text:p text:style-name="P17">3. O ator primário clica no botão “Buscar”;</text:p>
          <text:p text:style-name="P17">4. O sistema avalia a as palavras fornecidas e realiza uma busca na base de dados;</text:p>
        </text:list-header>
      </text:list>
      <text:list xml:id="list31181063" text:style-name="L1">
        <text:list-header>
          <text:p text:style-name="P18">5. O sistema exibe o resultado da pesquisa em formato de lista contendo uma imagem, <text:s/>uma breve descrição de cada <text:s/>bem patrimonial encontrado, <text:s/>os ícones de excluir ou revisar tais bens buscados,e novamente o ícone de busca e escrito nele as palavras da última pesquisa ;</text:p>
          <text:p text:style-name="P18">6. O ator primário escolhe uma opção e o sistema submete a operação realizada;</text:p>
          <text:p text:style-name="P18">7. O sistema valida a operação realizada nos passos 5 e 6, e emite uma mensagem de sucesso;</text:p>
        </text:list-header>
      </text:list>
      <text:p text:style-name="Standard"><text:s text:c="24"/>8. O caso de uso é encerrado.</text:p>
      <text:p text:style-name="Standard"/>
      <text:h text:style-name="P16" text:outline-level="1">Fluxos Alternativos</text:h>
      <text:p text:style-name="P7"><text:s text:c="7"/>Fluxo Alternativo 1</text:p>
      <text:p text:style-name="Standard">No passo 4 não é encontrado nenhum resultado na base de dados:</text:p>
      <text:list xml:id="list31179737" text:style-name="L2">
        <text:list-item>
          <text:list>
            <text:list-item>
              <text:list>
                <text:list-item>
                  <text:p text:style-name="P19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20">O caso de uso é encerrado.</text:p>
                </text:list-item>
              </text:list>
            </text:list-item>
          </text:list>
        </text:list-item>
      </text:list>
      <text:p text:style-name="P8"/>
      <text:p text:style-name="P8"><text:s text:c="6"/><text:span text:style-name="T3">Fluxo Alternativo 2</text:span></text:p>
      <text:p text:style-name="P8">No passo 5, o ator primário revisa ou exclui os bens patrimoniais:</text:p>
      <text:list xml:id="list31201368" text:style-name="L3">
        <text:list-item>
          <text:list>
            <text:list-item>
              <text:list>
                <text:list-item>
                  <text:p text:style-name="P21">O ator principal marca a opção de revisar ou excluir tal bem;</text:p>
                </text:list-item>
                <text:list-item>
                  <text:p text:style-name="P21"><text:soft-page-break/>O ator principal confirma suas operações;</text:p>
                </text:list-item>
                <text:list-item>
                  <text:p text:style-name="P21">O sistema retorna uma lista das operações feitas;</text:p>
                </text:list-item>
                <text:list-item>
                  <text:p text:style-name="P21">O caso de uso é encerrado.</text:p>
                </text:list-item>
              </text:list>
            </text:list-item>
          </text:list>
        </text:list-item>
      </text:list>
      <text:p text:style-name="P8"/>
      <text:p text:style-name="P8"><text:s text:c="6"/><text:span text:style-name="T3">Fluxo Alternativo 3</text:span></text:p>
      <text:p text:style-name="P8">No passo 5, o ator primário deseja alterar os dados:</text:p>
      <text:list xml:id="list31186927" text:style-name="L4">
        <text:list-item>
          <text:list>
            <text:list-item>
              <text:list>
                <text:list-item>
                  <text:list>
                    <text:list-item>
                      <text:p text:style-name="P22">Os clicar no bem listado, o sistema exibe uma página semelhante a de catalogação, com os campos do bem já preenchidos, podendo o ator primário modificá-los e o sistema também disponibiliza um ícone para voltar para os resultados da pesquisa;</text:p>
                    </text:list-item>
                    <text:list-item>
                      <text:p text:style-name="P22">O ator primário salva as mudanças feitas;</text:p>
                    </text:list-item>
                    <text:list-item>
                      <text:p text:style-name="P22">O sistema lista as operações feitas;</text:p>
                    </text:list-item>
                    <text:list-item>
                      <text:p text:style-name="P22">O caso de uso é encerrado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<text:s text:c="7"/>Fluxo Alternativo 4<text:tab/></text:p>
      <text:p text:style-name="P5">No passo 5 o ator primário deseja fazer uma outra busca:</text:p>
      <text:list xml:id="list31178272" text:style-name="L5">
        <text:list-header>
          <text:p text:style-name="P24"><text:s text:c="7"/>1. <text:s text:c="3"/>O ator primário vai até o ícone de busca disponível na página de apresentação dos resultados da busca anterior;</text:p>
          <text:p text:style-name="P23"><text:s text:c="7"/>2. <text:s text:c="3"/>Idem aos passos 2 - 8 do fluxo básico de eventos.</text:p>
        </text:list-header>
      </text:list>
      <text:list xml:id="list31183112" text:continue-list="list31186927" text:style-name="L4">
        <text:list-item>
          <text:list>
            <text:list-item>
              <text:list>
                <text:list-item>
                  <text:list>
                    <text:list-header>
                      <text:p text:style-name="P22"/>
                    </text:list-header>
                  </text:list>
                </text:list-item>
              </text:list>
            </text:list-item>
          </text:list>
        </text:list-item>
      </text:list>
      <text:p text:style-name="P10"><text:span text:style-name="T5"><text:s text:c="3"/></text:span><text:span text:style-name="T4"><text:s text:c="4"/>Fluxo Alternativo 5</text:span></text:p>
      <text:p text:style-name="Standard">No passo 6 não é possível salvar a operação realizada pelo usuário:</text:p>
      <text:p text:style-name="Standard"><text:tab/> <text:s text:c="5"/>1. O sistema retorna uma mensagem de erro: “As mudanças realizadas não puderam ser salvas”.</text:p>
      <text:p text:style-name="P8"><text:s text:c="16"/>2.O caso de uso é encerrado.</text:p>
      <text:p text:style-name="P8"/>
      <text:h text:style-name="P16" text:outline-level="1">Pós-Condições</text:h>
      <text:p text:style-name="P9"/>
      <text:p text:style-name="P12">Fluxo Básico: o sistema retorna os bens patrimoniais encontrados na busca e salva as possíveis mudanças feitas pelo ator principal.</text:p>
      <text:p text:style-name="P13">Fluxo Alternativo 1: o sistema não encontra na base de dados nenhum registro similar.</text:p>
      <text:p text:style-name="P13">Fluxo Alternativo 2: os dados dos bens patrimoniais são revisados ou excluidos da base de dados.</text:p>
      <text:p text:style-name="P13">Fluxo Alternativo 3: os dados dos bens patrimoniais são alterados da base de dados.</text:p>
      <text:p text:style-name="P13">Fluxo Alternativo 4: o sistema retorna os bens patrimoniais encontrados na nova busca e salva as possíveis mudanças feitas pelo ator principal.</text:p>
      <text:p text:style-name="P13">Fluxo Alternativo 5: o sistema não salva nenhuma das mudanças feitas pelo ator principal.</text:p>
      <text:h text:style-name="P16" text:outline-level="1"><text:soft-page-break/>Requisitos Especiais</text:h>
      <text:p text:style-name="Standard"><text:s text:c="7"/>Performance: os resultados devem ser retornados em até 1 segu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 style:page-number="auto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931cm" style:rel-column-width="1095*"/>
    </style:style>
    <style:style style:name="Tabela2.B" style:family="table-column">
      <style:table-column-properties style:column-width="10.372cm" style:rel-column-width="5880*"/>
    </style:style>
    <style:style style:name="Tabela2.C" style:family="table-column">
      <style:table-column-properties style:column-width="3.149cm" style:rel-column-width="1785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Busca Completa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Data: <text:date style:data-style-name="N37" text:date-value="2010-05-01T18:20:03.18" text:fixed="true">05/01/10</text:date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0-10-06T11:08:19.91">2010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21</meta:editing-cycles>
    <meta:editing-duration>PT04H21M07S</meta:editing-duration>
    <dc:date>2010-10-06T11:08:19.83</dc:date>
    <meta:generator>BrOffice.org/3.2$Win32 OpenOffice.org_project/320m18$Build-9502</meta:generator>
    <meta:document-statistic meta:table-count="2" meta:image-count="1" meta:object-count="0" meta:page-count="3" meta:paragraph-count="57" meta:word-count="609" meta:character-count="3629"/>
  </office:meta>
</office:document-meta>
</file>